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BDC00000849A02B0208.png"/>
  <manifest:file-entry manifest:media-type="image/png" manifest:full-path="Pictures/1000020100000B2E00000600B867C529.png"/>
  <manifest:file-entry manifest:media-type="image/png" manifest:full-path="Pictures/1000020100000274000003D4935C8DB7.png"/>
  <manifest:file-entry manifest:media-type="image/png" manifest:full-path="Pictures/10000201000001B60000041DE995E56F.png"/>
  <manifest:file-entry manifest:media-type="image/png" manifest:full-path="Pictures/100002010000032300000191C976BD08.png"/>
  <manifest:file-entry manifest:media-type="image/png" manifest:full-path="Pictures/100002010000018C000003D999AB56DC.png"/>
  <manifest:file-entry manifest:media-type="image/png" manifest:full-path="Pictures/10000000000002E800000154FEFE92EB.png"/>
  <manifest:file-entry manifest:media-type="image/png" manifest:full-path="Pictures/10000201000008FE000004B2D966134D.png"/>
  <manifest:file-entry manifest:media-type="image/png" manifest:full-path="Pictures/1000020100000B8F000008927F45B5BC.png"/>
  <manifest:file-entry manifest:media-type="image/png" manifest:full-path="Pictures/10000201000003C80000042895464267.png"/>
  <manifest:file-entry manifest:media-type="image/png" manifest:full-path="Pictures/10000000000002EE000001C11D9BF1B3.png"/>
  <manifest:file-entry manifest:media-type="image/png" manifest:full-path="Pictures/1000020100000248000000D34F9524A1.png"/>
  <manifest:file-entry manifest:media-type="image/png" manifest:full-path="Pictures/10000201000001A8000003ECE0F3CCD2.png"/>
  <manifest:file-entry manifest:media-type="image/png" manifest:full-path="Pictures/1000020100000B6D0000059BE8D3FC66.png"/>
  <manifest:file-entry manifest:media-type="image/png" manifest:full-path="Pictures/1000000000000241000001987AFD859F.png"/>
  <manifest:file-entry manifest:media-type="image/png" manifest:full-path="Pictures/100002010000062A000008038342835D.png"/>
  <manifest:file-entry manifest:media-type="image/png" manifest:full-path="Pictures/100002010000016800000390EBA51B3A.png"/>
  <manifest:file-entry manifest:media-type="image/png" manifest:full-path="Pictures/10000201000005F0000005CAD5099849.png"/>
  <manifest:file-entry manifest:media-type="image/png" manifest:full-path="Pictures/100002010000061600000439DC882EA5.png"/>
  <manifest:file-entry manifest:media-type="image/png" manifest:full-path="Pictures/1000020100000884000006C0DC1060AA.png"/>
  <manifest:file-entry manifest:media-type="image/png" manifest:full-path="Pictures/100002010000020400000544D6D72F39.png"/>
  <manifest:file-entry manifest:media-type="image/png" manifest:full-path="Pictures/1000020100000221000001BFBAFACDAA.png"/>
  <manifest:file-entry manifest:media-type="image/png" manifest:full-path="Pictures/10000201000000DA00000129CEA3C0F3.png"/>
  <manifest:file-entry manifest:media-type="image/png" manifest:full-path="Pictures/1000020100000B28000006DAD2E2F21C.png"/>
  <manifest:file-entry manifest:media-type="image/png" manifest:full-path="Pictures/1000020100000360000003BCE6CBA00C.png"/>
  <manifest:file-entry manifest:media-type="image/png" manifest:full-path="Pictures/1000020100000AD00000086E45324937.png"/>
  <manifest:file-entry manifest:media-type="image/png" manifest:full-path="Pictures/10000000000002F20000023E09934576.png"/>
  <manifest:file-entry manifest:media-type="image/png" manifest:full-path="Pictures/100002010000066C0000066E5513CD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18.456cm" svg:height="14.629cm" svg:x="4.772cm" svg:y="3.197cm">
          <draw:image xlink:href="Pictures/1000020100000884000006C0DC1060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12.868cm" svg:height="12.546cm" svg:x="7.566cm" svg:y="4.227cm">
          <draw:image xlink:href="Pictures/10000201000005F0000005CAD50998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" draw:layer="layout" svg:width="13.918cm" svg:height="13.935cm" svg:x="7.041cm" svg:y="3.533cm">
          <draw:image xlink:href="Pictures/100002010000066C0000066E5513CD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23.434cm" svg:height="18.27cm" svg:x="2.335cm" svg:y="1.377cm">
          <draw:image xlink:href="Pictures/1000020100000AD00000086E45324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24.179cm" svg:height="14.849cm" svg:x="1.962cm" svg:y="3.087cm">
          <draw:image xlink:href="Pictures/1000020100000B28000006DAD2E2F2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1" draw:layer="layout" svg:width="25.703cm" svg:height="17.956cm" svg:x="1.2cm" svg:y="1.534cm">
          <draw:image xlink:href="Pictures/1000020100000BDC00000849A02B02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25.051cm" svg:height="18.574cm" svg:x="1.526cm" svg:y="1.225cm">
          <draw:image xlink:href="Pictures/1000020100000B8F000008927F45B5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19.489cm" svg:height="10.175cm" svg:x="4.307cm" svg:y="5.424cm">
          <draw:image xlink:href="Pictures/10000201000008FE000004B2D96613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" draw:layer="layout" svg:width="24.764cm" svg:height="12.148cm" svg:x="1.67cm" svg:y="4.438cm">
          <draw:image xlink:href="Pictures/1000020100000B6D0000059BE8D3FC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4.23cm" svg:height="13.003cm" svg:x="1.937cm" svg:y="4.01cm">
          <draw:image xlink:href="Pictures/1000020100000B2E00000600B867C5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1" draw:layer="layout" svg:width="3.588cm" svg:height="8.499cm" svg:x="21.5cm" svg:y="2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18.412cm" svg:y="10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4.5cm" svg:y="3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4.588cm" svg:height="10.868cm" svg:x="12cm" svg:y="7.632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5.316cm" svg:height="8.296cm" svg:x="8.684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3.351cm" svg:height="8.338cm" svg:x="16.5cm" svg:y="3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3.588cm" svg:height="8.499cm" svg:x="7.912cm" svg:y="10.50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4.588cm" svg:height="10.868cm" svg:x="11.706cm" svg:y="5.066cm">
          <draw:image xlink:href="Pictures/100002010000020400000544D6D72F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3.588cm" svg:height="8.499cm" svg:x="12.206cm" svg:y="6.25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3.351cm" svg:height="8.338cm" svg:x="12.325cm" svg:y="6.331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3.588cm" svg:height="8.499cm" svg:x="6cm" svg:y="6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17.5cm" svg:y="4.50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11cm" svg:y="9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5.316cm" svg:height="8.296cm" svg:x="11.342cm" svg:y="6.352cm">
          <draw:image xlink:href="Pictures/1000020100000274000003D4935C8D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3.707cm" svg:height="8.914cm" svg:x="13cm" svg:y="8.5cm">
          <draw:image xlink:href="Pictures/10000201000001B60000041DE995E56F.png" xlink:type="simple" xlink:show="embed" xlink:actuate="onLoad">
            <text:p/>
          </draw:image>
        </draw:frame>
        <draw:frame draw:style-name="gr2" draw:text-style-name="P1" draw:layer="layout" svg:width="3.707cm" svg:height="8.914cm" svg:x="9.293cm" svg:y="2.086cm">
          <draw:image xlink:href="Pictures/10000201000001B60000041DE995E56F.png" xlink:type="simple" xlink:show="embed" xlink:actuate="onLoad">
            <text:p/>
          </draw:image>
        </draw:frame>
        <draw:frame draw:style-name="gr2" draw:text-style-name="P1" draw:layer="layout" svg:width="3.707cm" svg:height="8.914cm" svg:x="18cm" svg:y="3.586cm">
          <draw:image xlink:href="Pictures/10000201000001B60000041DE995E56F.png" xlink:type="simple" xlink:show="embed" xlink:actuate="onLoad">
            <text:p/>
          </draw:image>
        </draw:frame>
        <draw:frame draw:style-name="gr2" draw:text-style-name="P1" draw:layer="layout" svg:width="3.707cm" svg:height="8.914cm" svg:x="5.793cm" svg:y="5.5cm">
          <draw:image xlink:href="Pictures/10000201000001B60000041DE995E5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19.843cm" svg:height="11.879cm" svg:x="4.03cm" svg:y="2.972cm">
          <draw:image xlink:href="Pictures/10000000000002EE000001C11D9BF1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19.684cm" svg:height="8.995cm" svg:x="4.01cm" svg:y="2.914cm">
          <draw:image xlink:href="Pictures/10000000000002E800000154FEFE92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8.194cm" svg:height="9.007cm" svg:x="15.306cm" svg:y="10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9.5cm" svg:y="2.9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6.5cm" svg:y="1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2.306cm" svg:y="4.4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7.306cm" svg:y="10.493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draw:frame draw:style-name="gr2" draw:text-style-name="P1" draw:layer="layout" svg:width="2.768cm" svg:height="6.557cm" svg:x="14.5cm" svg:y="13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0.232cm" svg:y="12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.732cm" svg:y="0.9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5cm" svg:y="12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2.585cm" svg:height="6.432cm" svg:x="10.5cm" svg:y="1.068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1" draw:layer="layout" svg:width="19.132cm" svg:height="13.528cm" svg:x="4.434cm" svg:y="3.736cm">
          <draw:image xlink:href="Pictures/1000000000000241000001987AFD85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1" draw:layer="layout" svg:width="8.194cm" svg:height="9.007cm" svg:x="12.5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585cm" svg:height="6.432cm" svg:x="6cm" svg:y="7.284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585cm" svg:height="6.432cm" svg:x="4cm" svg:y="0.0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0.732cm" svg:y="0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3.817cm" svg:y="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585cm" svg:height="6.432cm" svg:x="1cm" svg:y="4.124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0.732cm" svg:y="7.9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4cm" svg:y="7.9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20.464cm" svg:y="1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23.732cm" svg:y="1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3.817cm" svg:y="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585cm" svg:height="6.432cm" svg:x="1cm" svg:y="4.124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0.732cm" svg:y="7.9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4cm" svg:y="7.94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20.464cm" svg:y="1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23.732cm" svg:y="1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1" draw:layer="layout" svg:width="13.19cm" svg:height="9.151cm" svg:x="7.405cm" svg:y="5.925cm">
          <draw:image xlink:href="Pictures/100002010000061600000439DC882E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1" draw:layer="layout" svg:width="4.101cm" svg:height="6.4cm" svg:x="3.399cm" svg:y="7.156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768cm" svg:height="6.556cm" svg:x="1.399cm" svg:y="7cm">
          <draw:image xlink:href="Pictures/10000201000001A8000003ECE0F3CCD2.png" xlink:type="simple" xlink:show="embed" xlink:actuate="onLoad">
            <text:p/>
          </draw:image>
        </draw:frame>
        <draw:frame draw:style-name="gr2" draw:text-style-name="P1" draw:layer="layout" svg:width="6.797cm" svg:height="3.394cm" svg:x="19cm" svg:y="1cm">
          <draw:image xlink:href="Pictures/100002010000032300000191C976BD08.png" xlink:type="simple" xlink:show="embed" xlink:actuate="onLoad">
            <text:p/>
          </draw:image>
        </draw:frame>
        <draw:frame draw:style-name="gr2" draw:text-style-name="P1" draw:layer="layout" svg:width="6.797cm" svg:height="3.394cm" svg:x="14.5cm" svg:y="5cm">
          <draw:image xlink:href="Pictures/100002010000032300000191C976BD08.png" xlink:type="simple" xlink:show="embed" xlink:actuate="onLoad">
            <text:p/>
          </draw:image>
        </draw:frame>
        <draw:frame draw:style-name="gr2" draw:text-style-name="P1" draw:layer="layout" svg:width="6.797cm" svg:height="3.394cm" svg:x="8.5cm" svg:y="1.5cm">
          <draw:image xlink:href="Pictures/100002010000032300000191C976BD08.png" xlink:type="simple" xlink:show="embed" xlink:actuate="onLoad">
            <text:p/>
          </draw:image>
        </draw:frame>
        <draw:frame draw:style-name="gr2" draw:text-style-name="P1" draw:layer="layout" svg:width="4.943cm" svg:height="1.785cm" draw:transform="rotate (-1.57079632679579) translate (17.5cm 8.557cm)">
          <draw:image xlink:href="Pictures/1000020100000248000000D34F9524A1.png" xlink:type="simple" xlink:show="embed" xlink:actuate="onLoad">
            <text:p/>
          </draw:image>
        </draw:frame>
        <draw:frame draw:style-name="gr2" draw:text-style-name="P1" draw:layer="layout" svg:width="8.194cm" svg:height="9.007cm" svg:x="7.806cm" svg:y="1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3.806cm" svg:y="12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20cm" svg:y="12.493cm">
          <draw:image xlink:href="Pictures/10000201000003C800000428954642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1" draw:layer="layout" svg:width="4.101cm" svg:height="6.4cm" svg:x="3.399cm" svg:y="7.156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768cm" svg:height="6.556cm" svg:x="1.399cm" svg:y="7cm">
          <draw:image xlink:href="Pictures/10000201000001A8000003ECE0F3CCD2.png" xlink:type="simple" xlink:show="embed" xlink:actuate="onLoad">
            <text:p/>
          </draw:image>
        </draw:frame>
        <draw:frame draw:style-name="gr2" draw:text-style-name="P1" draw:layer="layout" svg:width="6.797cm" svg:height="3.394cm" svg:x="19cm" svg:y="1cm">
          <draw:image xlink:href="Pictures/100002010000032300000191C976BD08.png" xlink:type="simple" xlink:show="embed" xlink:actuate="onLoad">
            <text:p/>
          </draw:image>
        </draw:frame>
        <draw:frame draw:style-name="gr2" draw:text-style-name="P1" draw:layer="layout" svg:width="6.797cm" svg:height="3.394cm" svg:x="14.5cm" svg:y="5cm">
          <draw:image xlink:href="Pictures/100002010000032300000191C976BD08.png" xlink:type="simple" xlink:show="embed" xlink:actuate="onLoad">
            <text:p/>
          </draw:image>
        </draw:frame>
        <draw:frame draw:style-name="gr2" draw:text-style-name="P1" draw:layer="layout" svg:width="6.797cm" svg:height="3.394cm" svg:x="8.5cm" svg:y="1.5cm">
          <draw:image xlink:href="Pictures/100002010000032300000191C976BD08.png" xlink:type="simple" xlink:show="embed" xlink:actuate="onLoad">
            <text:p/>
          </draw:image>
        </draw:frame>
        <draw:frame draw:style-name="gr2" draw:text-style-name="P1" draw:layer="layout" svg:width="4.943cm" svg:height="1.785cm" draw:transform="rotate (-1.57079632679579) translate (17.5cm 8.557cm)">
          <draw:image xlink:href="Pictures/1000020100000248000000D34F9524A1.png" xlink:type="simple" xlink:show="embed" xlink:actuate="onLoad">
            <text:p/>
          </draw:image>
        </draw:frame>
        <draw:frame draw:style-name="gr2" draw:text-style-name="P1" draw:layer="layout" svg:width="8.194cm" svg:height="9.007cm" svg:x="7.806cm" svg:y="12.392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3.806cm" svg:y="11.992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9.805cm" svg:y="11.992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768cm" svg:height="6.557cm" svg:x="2.232cm" svg:y="0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5.732cm" svg:y="13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6.732cm" svg:y="5.4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10.461cm" svg:y="5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2.585cm" svg:height="6.432cm" svg:x="1.915cm" svg:y="13.568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1" draw:layer="layout" svg:width="2.768cm" svg:height="6.557cm" svg:x="24.232cm" svg:y="12.87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7.464cm" svg:y="12.87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1.5cm" svg:y="13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8.5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4.399cm" svg:y="13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20.732cm" svg:y="12.5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3cm" svg:y="13cm">
          <draw:image xlink:href="Pictures/10000201000001A8000003ECE0F3CCD2.png" xlink:type="simple" xlink:show="embed" xlink:actuate="onLoad">
            <text:p/>
          </draw:image>
        </draw:frame>
        <draw:frame draw:style-name="gr2" draw:text-style-name="P1" draw:layer="layout" svg:width="4.613cm" svg:height="3.783cm" svg:x="23cm" svg:y="3cm">
          <draw:image xlink:href="Pictures/1000020100000221000001BFBAFACDAA.png" xlink:type="simple" xlink:show="embed" xlink:actuate="onLoad">
            <text:p/>
          </draw:image>
        </draw:frame>
        <draw:frame draw:style-name="gr2" draw:text-style-name="P1" draw:layer="layout" svg:width="4.613cm" svg:height="3.783cm" svg:x="19.5cm" svg:y="6cm">
          <draw:image xlink:href="Pictures/1000020100000221000001BFBAFACDAA.png" xlink:type="simple" xlink:show="embed" xlink:actuate="onLoad">
            <text:p/>
          </draw:image>
        </draw:frame>
        <draw:frame draw:style-name="gr2" draw:text-style-name="P1" draw:layer="layout" svg:width="4.613cm" svg:height="3.783cm" svg:x="15.887cm" svg:y="3.717cm">
          <draw:image xlink:href="Pictures/1000020100000221000001BFBAFACDAA.png" xlink:type="simple" xlink:show="embed" xlink:actuate="onLoad">
            <text:p/>
          </draw:image>
        </draw:frame>
        <draw:frame draw:style-name="gr2" draw:text-style-name="P1" draw:layer="layout" svg:width="4.613cm" svg:height="3.783cm" svg:x="12cm" svg:y="7cm">
          <draw:image xlink:href="Pictures/1000020100000221000001BFBAFACDAA.png" xlink:type="simple" xlink:show="embed" xlink:actuate="onLoad">
            <text:p/>
          </draw:image>
        </draw:frame>
        <draw:frame draw:style-name="gr2" draw:text-style-name="P1" draw:layer="layout" svg:width="4.613cm" svg:height="3.783cm" svg:x="7.887cm" svg:y="4.717cm">
          <draw:image xlink:href="Pictures/1000020100000221000001BFBAFACDAA.png" xlink:type="simple" xlink:show="embed" xlink:actuate="onLoad">
            <text:p/>
          </draw:image>
        </draw:frame>
        <draw:frame draw:style-name="gr2" draw:text-style-name="P1" draw:layer="layout" svg:width="4.613cm" svg:height="3.783cm" svg:x="4cm" svg:y="2.217cm">
          <draw:image xlink:href="Pictures/1000020100000221000001BFBAFACDAA.png" xlink:type="simple" xlink:show="embed" xlink:actuate="onLoad">
            <text:p/>
          </draw:image>
        </draw:frame>
        <draw:frame draw:style-name="gr2" draw:text-style-name="P1" draw:layer="layout" svg:width="4.613cm" svg:height="3.783cm" svg:x="0.887cm" svg:y="5.717cm">
          <draw:image xlink:href="Pictures/1000020100000221000001BFBAFACDAA.png" xlink:type="simple" xlink:show="embed" xlink:actuate="onLoad">
            <text:p/>
          </draw:image>
        </draw:frame>
        <draw:frame draw:style-name="gr3" draw:text-style-name="P1" draw:layer="layout" svg:width="1.844cm" svg:height="2.513cm" draw:transform="rotate (0.679980276576862) translate (12.5cm 11.546cm)">
          <draw:image xlink:href="Pictures/10000201000000DA00000129CEA3C0F3.png" xlink:type="simple" xlink:show="embed" xlink:actuate="onLoad">
            <text:p text:style-name="P1"/>
          </draw:image>
        </draw:frame>
        <draw:frame draw:style-name="gr2" draw:text-style-name="P1" draw:layer="layout" svg:width="1.844cm" svg:height="2.513cm" draw:transform="rotate (0.679980276576862) translate (24cm 9.546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0.679980276576862) translate (20.486cm 11.046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0.679980276576862) translate (17cm 9.159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0.679980276576862) translate (8cm 10.046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0.679980276576862) translate (5cm 9.546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0.679980276576862) translate (1.486cm 10.659cm)">
          <draw:image xlink:href="Pictures/10000201000000DA00000129CEA3C0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1" draw:layer="layout" svg:width="2.768cm" svg:height="6.557cm" svg:x="24.232cm" svg:y="12.87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7.464cm" svg:y="12.87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1.5cm" svg:y="13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8.5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4.399cm" svg:y="13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20.732cm" svg:y="12.5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3cm" svg:y="13cm">
          <draw:image xlink:href="Pictures/10000201000001A8000003ECE0F3CCD2.png" xlink:type="simple" xlink:show="embed" xlink:actuate="onLoad">
            <text:p/>
          </draw:image>
        </draw:frame>
        <draw:frame draw:style-name="gr2" draw:text-style-name="P1" draw:layer="layout" svg:width="4.613cm" svg:height="3.783cm" svg:x="11.387cm" svg:y="3cm">
          <draw:image xlink:href="Pictures/1000020100000221000001BFBAFACDAA.png" xlink:type="simple" xlink:show="embed" xlink:actuate="onLoad">
            <text:p/>
          </draw:image>
        </draw:frame>
        <draw:frame draw:style-name="gr3" draw:text-style-name="P1" draw:layer="layout" svg:width="1.844cm" svg:height="2.513cm" draw:transform="rotate (0.679980276576862) translate (12.486cm 9.546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1.22399940442339) translate (15cm 10.146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0.19495327744773) translate (10.5cm 8.357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-0.0471238898050246) translate (7.118cm 8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-0.255865268343508) translate (3.716cm 8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1.58999494856653) translate (20.535cm 10.392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1.36955986403969) translate (17.59cm 9.946cm)">
          <draw:image xlink:href="Pictures/10000201000000DA00000129CEA3C0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1" draw:layer="layout" svg:width="2.768cm" svg:height="6.557cm" svg:x="16.732cm" svg:y="7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585cm" svg:height="6.432cm" svg:x="7.5cm" svg:y="7.5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7cm" svg:x="13cm" svg:y="13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3cm" svg:y="1.5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1" draw:layer="layout" svg:width="24.179cm" svg:height="14.849cm" svg:x="1.962cm" svg:y="3.087cm">
          <draw:image xlink:href="Pictures/1000020100000B28000006DAD2E2F2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9T15:03:51</meta:creation-date>
    <meta:editing-duration>PT06H13M36S</meta:editing-duration>
    <meta:editing-cycles>44</meta:editing-cycles>
    <dc:date>2010-03-10T22:59:14</dc:date>
    <meta:generator>OpenOffice.org/3.0$Unix OpenOffice.org_project/300m15$Build-9379</meta:generator>
    <meta:document-statistic meta:object-count="289"/>
    <meta:user-defined meta:name="Info 1"/>
    <meta:user-defined meta:name="Info 2"/>
    <meta:user-defined meta:name="Info 3"/>
    <meta:user-defined meta:name="Info 4"/>
  </office:meta>
</office:document-meta>
</file>